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19H45M13.098051S" calcext:value-type="time">
            <text:p>1419:45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16H54M42.198S" calcext:value-type="time">
            <text:p>16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14:18:53.9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8T17:23:44.631000000</dc:date>
    <meta:editing-duration>P63DT2H7M1S</meta:editing-duration>
    <meta:editing-cycles>1668</meta:editing-cycles>
    <meta:generator>LibreOffice/7.2.6.2$Windows_X86_64 LibreOffice_project/b0ec3a565991f7569a5a7f5d24fed7f52653d754</meta:generator>
    <dc:creator>Benjamin Laws</dc:creator>
    <meta:document-statistic meta:table-count="2" meta:cell-count="2023" meta:object-count="0"/>
  </office:meta>
</office:document-meta>
</file>